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6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Puntas_20_de_20_flecha_20_1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5cm" svg:height="2.25cm" svg:x="3.25cm" svg:y="8.75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.25cm" svg:x="18.25cm" svg:y="8.75cm">
          <text:p text:style-name="P1">Out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25cm" svg:y1="10cm" svg:x2="17.75cm" svg:y2="10cm">
          <text:p text:style-name="P1">Función</text:p>
          <text:p text:style-name="P1"/>
          <text:p text:style-name="P1"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1:08:07.279875401</meta:creation-date>
    <dc:date>2023-05-02T11:09:34.911620834</dc:date>
    <meta:editing-duration>PT1M29S</meta:editing-duration>
    <meta:editing-cycles>1</meta:editing-cycles>
    <meta:document-statistic meta:object-count="3"/>
    <meta:generator>LibreOffice/7.5.2.2$Linux_X86_64 LibreOffice_project/50$Build-2</meta:generator>
  </office:meta>
</office:document-meta>
</file>